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onential Regression</text:p>
      <text:p text:style-name="Subtitle">College Algebra</text:p>
      <text:h text:style-name="Heading_20_1" text:outline-level="1">Main Ideas</text:h>
      <text:list text:style-name="L1">
        <text:list-item>
          <text:p text:style-name="P1">Exponential regression is very similar to linear regression.</text:p>
        </text:list-item>
        <text:list-item>
          <text:p text:style-name="P1">Almost all the calculator steps are the same.</text:p>
        </text:list-item>
        <text:list-item>
          <text:p text:style-name="P1">The followup questions are the same as from other sections in the Exponential Functions unit.</text:p>
        </text:list-item>
      </text:list>
      <text:h text:style-name="Heading_20_1" text:outline-level="1">Exponential Regression</text:h>
      <text:h text:style-name="Heading_20_2" text:outline-level="2">How To – Exponential Regression on a TI Graphing Calculator</text:h>
      <text:p text:style-name="Text_20_body">To perform an exponential regression on a TI graphing calculator:</text:p>
      <text:list text:style-name="L2">
        <text:list-item>
          <text:p text:style-name="P2">Type “STAT” and go to “1:Edit…”.</text:p>
        </text:list-item>
        <text:list-item>
          <text:p text:style-name="P2">Enter the values of the independent variable in “L1” and matching values of the dependent variable in “L2”.</text:p>
        </text:list-item>
        <text:list-item>
          <text:p text:style-name="P2">Type “STAT”, go right to “CALC”, and go to “0:ExpReg”.</text:p>
        </text:list-item>
        <text:list-item>
          <text:p text:style-name="P2">Depending on your calculator, type “ENTER” if you see “ExpReg” on the home screen or go down to “CALCULATE” if you have a menu.</text:p>
        </text:list-item>
      </text:list>
      <text:h text:style-name="Heading_20_2" text:outline-level="2">How To – Access the Most Recent Regression Equation</text:h>
      <text:list text:style-name="L3">
        <text:list-item>
          <text:p text:style-name="P3">Type “VARS” and go down to “5:Statistics…”.</text:p>
        </text:list-item>
        <text:list-item>
          <text:p text:style-name="P3">Go right to “EQ”.</text:p>
        </text:list-item>
        <text:list-item>
          <text:p text:style-name="P3">Go to “1:RegEQ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Cursor" svg:font-family="TeXGyreCursor" style:font-family-generic="modern" style:font-pitch="fixed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2:47:18.652000000</meta:creation-date>
    <meta:editing-duration>PT16M35S</meta:editing-duration>
    <meta:editing-cycles>6</meta:editing-cycles>
    <meta:generator>LibreOffice/24.8.2.1$Windows_x86 LibreOffice_project/0f794b6e29741098670a3b95d60478a65d05ef13</meta:generator>
    <dc:date>2024-11-18T13:55:04.095000000</dc:date>
    <meta:print-date>2024-10-31T13:09:22.709000000</meta:print-date>
    <dc:title>Exponential Regression - Quick Start</dc:title>
    <meta:document-statistic meta:table-count="0" meta:image-count="0" meta:object-count="0" meta:page-count="1" meta:paragraph-count="17" meta:word-count="148" meta:character-count="855" meta:non-whitespace-character-count="732"/>
    <meta:template xlink:type="simple" xlink:actuate="onRequest" xlink:title="Math Worksheet" xlink:href="file:///D:/PortableApps/LibreOfficePortable/Data/settings/user/template/Math%20Worksheet.ott" meta:date="2024-11-01T13:05:44.497000000"/>
  </office:meta>
</office:document-meta>
</file>